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fc0" officeooo:paragraph-rsid="001c2f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/elasticsearch -Ecluster.name=spire_demo_cluster-dev -Enode.name=spire_demo_node-dev &amp;</text:p>
      <text:p text:style-name="P1"/>
      <text:p text:style-name="P1">GET /_cat/health?v</text:p>
      <text:p text:style-name="P1">GET /_cat/nodes?v</text:p>
      <text:p text:style-name="P1">GET /_cat/indices?v</text:p>
      <text:p text:style-name="P1"/>
      <text:p text:style-name="P1">PUT /customer?pretty</text:p>
      <text:p text:style-name="P1">PUT /customer/external/1?pretty</text:p>
      <text:p text:style-name="P1">{</text:p>
      <text:p text:style-name="P1"><text:s text:c="2"/>"name": "John Doe"</text:p>
      <text:p text:style-name="P1">}</text:p>
      <text:p text:style-name="P1">GET /customer/external/1?pretty</text:p>
      <text:p text:style-name="P1">DELETE /customer?pretty</text:p>
      <text:p text:style-name="P1"/>
      <text:p text:style-name="P1">PUT /customer/external/1?pretty</text:p>
      <text:p text:style-name="P1">{</text:p>
      <text:p text:style-name="P1"><text:s text:c="2"/>"name": "John Doe"</text:p>
      <text:p text:style-name="P1">}</text:p>
      <text:p text:style-name="P1">PUT /customer/external/1?pretty<text:tab/><text:tab/>-<text:tab/>Replace</text:p>
      <text:p text:style-name="P1">{</text:p>
      <text:p text:style-name="P1"><text:s text:c="2"/>"name": "Jane Doe"</text:p>
      <text:p text:style-name="P1">}</text:p>
      <text:p text:style-name="P1"/>
      <text:p text:style-name="P1">POST /customer/external?pretty<text:tab/><text:tab/>-<text:tab/> index a document without an explicit ID</text:p>
      <text:p text:style-name="P1">{</text:p>
      <text:p text:style-name="P1"><text:s text:c="2"/>"name": "Jane Doe"</text:p>
      <text:p text:style-name="P1">}</text:p>
      <text:p text:style-name="P1"/>
      <text:p text:style-name="P1">POST /customer/external/1/_update?pretty<text:tab/>-<text:tab/>Update</text:p>
      <text:p text:style-name="P1">{</text:p>
      <text:p text:style-name="P1"><text:s text:c="2"/>"doc": { "name": "Jane Doe" }</text:p>
      <text:p text:style-name="P1">}</text:p>
      <text:p text:style-name="P1">POST /customer/external/1/_update?pretty<text:tab/>-<text:tab/>new field</text:p>
      <text:p text:style-name="P1">{</text:p>
      <text:p text:style-name="P1"><text:s text:c="2"/>"doc": { "name": "Jane Doe", "age": 20 }</text:p>
      <text:p text:style-name="P1">}</text:p>
      <text:p text:style-name="P1"/>
      <text:p text:style-name="P1">POST /customer/external/1/_update?pretty<text:tab/>-<text:tab/>script update</text:p>
      <text:p text:style-name="P1">{</text:p>
      <text:p text:style-name="P1"><text:s text:c="2"/>"script" : "ctx._source.age += 5"</text:p>
      <text:p text:style-name="P1">}</text:p>
      <text:p text:style-name="P1"/>
      <text:p text:style-name="P1">DELETE /customer/external/2?pretty</text:p>
      <text:p text:style-name="P1"/>
      <text:p text:style-name="P1">POST /customer/external/_delete_by_query</text:p>
      <text:p text:style-name="P1">{</text:p>
      <text:p text:style-name="P1"><text:s text:c="2"/>"query": {</text:p>
      <text:p text:style-name="P1"><text:s text:c="4"/>"match_all": {}</text:p>
      <text:p text:style-name="P1"><text:s text:c="2"/>}</text:p>
      <text:p text:style-name="P1">}</text:p>
      <text:p text:style-name="P1"/>
      <text:p text:style-name="P1">POST /bank/account/_bulk?pretty&amp;refresh --data-binary "@accounts.json"</text:p>
      <text:p text:style-name="P1"><text:soft-page-break/></text:p>
      <text:p text:style-name="P1">GET /bank/_search?q=*&amp;sort=account_number:asc&amp;pretty</text:p>
      <text:p text:style-name="P1"/>
      <text:p text:style-name="P1">POST /bank/_search</text:p>
      <text:p text:style-name="P1">{</text:p>
      <text:p text:style-name="P1"><text:s text:c="2"/>"query": {</text:p>
      <text:p text:style-name="P1"><text:s text:c="4"/>"match_all": {}</text:p>
      <text:p text:style-name="P1"><text:s text:c="2"/>},</text:p>
      <text:p text:style-name="P1"><text:s text:c="2"/>"sort": [</text:p>
      <text:p text:style-name="P1"><text:s text:c="4"/>{</text:p>
      <text:p text:style-name="P1"><text:s text:c="6"/>"account_number": "asc"</text:p>
      <text:p text:style-name="P1"><text:s text:c="4"/>}</text:p>
      <text:p text:style-name="P1"><text:s text:c="2"/>]</text:p>
      <text:p text:style-name="P1">}</text:p>
      <text:p text:style-name="P1"/>
      <text:p text:style-name="P1">POST /bank/_search</text:p>
      <text:p text:style-name="P1">{</text:p>
      <text:p text:style-name="P1"><text:s text:c="2"/>"query": {</text:p>
      <text:p text:style-name="P1"><text:s text:c="4"/>"match_all": {}</text:p>
      <text:p text:style-name="P1"><text:s text:c="2"/>},</text:p>
      <text:p text:style-name="P1"><text:s text:c="2"/>"size": 1</text:p>
      <text:p text:style-name="P1">}</text:p>
      <text:p text:style-name="P1"/>
      <text:p text:style-name="P1">POST /bank/_search</text:p>
      <text:p text:style-name="P1">{</text:p>
      <text:p text:style-name="P1"><text:s text:c="2"/>"query": {</text:p>
      <text:p text:style-name="P1"><text:s text:c="4"/>"match_all": {}</text:p>
      <text:p text:style-name="P1"><text:s text:c="2"/>},</text:p>
      <text:p text:style-name="P1"><text:s text:c="2"/>"sort": [</text:p>
      <text:p text:style-name="P1"><text:s text:c="4"/>{</text:p>
      <text:p text:style-name="P1"><text:s text:c="6"/>"account_number": "asc"</text:p>
      <text:p text:style-name="P1"><text:s text:c="4"/>}</text:p>
      <text:p text:style-name="P1"><text:s text:c="2"/>],</text:p>
      <text:p text:style-name="P1"><text:s text:c="2"/>"from": 10,</text:p>
      <text:p text:style-name="P1"><text:s text:c="2"/>"size": 5</text:p>
      <text:p text:style-name="P1">}</text:p>
      <text:p text:style-name="P1"/>
      <text:p text:style-name="P1">POST /bank/_search</text:p>
      <text:p text:style-name="P1">{</text:p>
      <text:p text:style-name="P1"><text:s text:c="2"/>"query": {</text:p>
      <text:p text:style-name="P1"><text:s text:c="4"/>"match_all": {}</text:p>
      <text:p text:style-name="P1"><text:s text:c="2"/>},</text:p>
      <text:p text:style-name="P1"><text:s text:c="2"/>"sort": {</text:p>
      <text:p text:style-name="P1"><text:s text:c="4"/>"balance": {</text:p>
      <text:p text:style-name="P1"><text:s text:c="6"/>"order": "desc"</text:p>
      <text:p text:style-name="P1"><text:s text:c="4"/>}</text:p>
      <text:p text:style-name="P1"><text:s text:c="2"/>}</text:p>
      <text:p text:style-name="P1">}</text:p>
      <text:p text:style-name="P1"/>
      <text:p text:style-name="P1">POST /bank/_search</text:p>
      <text:p text:style-name="P1">{</text:p>
      <text:p text:style-name="P1"><text:s text:c="2"/>"query": {</text:p>
      <text:p text:style-name="P1"><text:soft-page-break/><text:s text:c="4"/>"match_all": {}</text:p>
      <text:p text:style-name="P1"><text:s text:c="2"/>},</text:p>
      <text:p text:style-name="P1"><text:s text:c="2"/>"_source": [</text:p>
      <text:p text:style-name="P1"><text:s text:c="4"/>"account_number",</text:p>
      <text:p text:style-name="P1"><text:s text:c="4"/>"balance"</text:p>
      <text:p text:style-name="P1"><text:s text:c="2"/>]</text:p>
      <text:p text:style-name="P1">}</text:p>
      <text:p text:style-name="P1"/>
      <text:p text:style-name="P1">POST /bank/_search<text:tab/><text:tab/>-<text:tab/>match query</text:p>
      <text:p text:style-name="P1">{</text:p>
      <text:p text:style-name="P1"><text:s text:c="2"/>"query": {</text:p>
      <text:p text:style-name="P1"><text:s text:c="4"/>"match": {</text:p>
      <text:p text:style-name="P1"><text:s text:c="6"/>"account_number": 20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containing the term "mill" or "lane" in the address</text:p>
      <text:p text:style-name="P1">{</text:p>
      <text:p text:style-name="P1"><text:s text:c="2"/>"query": {</text:p>
      <text:p text:style-name="P1"><text:s text:c="4"/>"match": {</text:p>
      <text:p text:style-name="P1"><text:s text:c="6"/>"address": "mill lane"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containing the phrase "mill lane" in the address</text:p>
      <text:p text:style-name="P1">{</text:p>
      <text:p text:style-name="P1"><text:s text:c="2"/>"query": {</text:p>
      <text:p text:style-name="P1"><text:s text:c="4"/>"match_phrase": {</text:p>
      <text:p text:style-name="P1"><text:s text:c="6"/>"address": "mill lane"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containing "mill" or "lane" in the address</text:p>
      <text:p text:style-name="P1">{</text:p>
      <text:p text:style-name="P1"><text:s text:c="2"/>"query": {</text:p>
      <text:p text:style-name="P1"><text:s text:c="4"/>"bool": {</text:p>
      <text:p text:style-name="P1"><text:s text:c="6"/>"should": [</text:p>
      <text:p text:style-name="P1"><text:s text:c="8"/>{</text:p>
      <text:p text:style-name="P1"><text:s text:c="10"/>"match": {</text:p>
      <text:p text:style-name="P1"><text:s text:c="12"/>"address": "mill"</text:p>
      <text:p text:style-name="P1"><text:s text:c="10"/>}</text:p>
      <text:p text:style-name="P1"><text:s text:c="8"/>},</text:p>
      <text:p text:style-name="P1"><text:s text:c="8"/>{</text:p>
      <text:p text:style-name="P1"><text:s text:c="10"/>"match": {</text:p>
      <text:p text:style-name="P1"><text:s text:c="12"/>"address": "lane"</text:p>
      <text:p text:style-name="P1"><text:s text:c="10"/>}</text:p>
      <text:p text:style-name="P1"><text:s text:c="8"/>}</text:p>
      <text:p text:style-name="P1"><text:soft-page-break/><text:s text:c="6"/>]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containing "mill" and "lane" in the address</text:p>
      <text:p text:style-name="P1">{</text:p>
      <text:p text:style-name="P1"><text:s text:c="2"/>"query": {</text:p>
      <text:p text:style-name="P1"><text:s text:c="4"/>"bool": {</text:p>
      <text:p text:style-name="P1"><text:s text:c="6"/>"must": [</text:p>
      <text:p text:style-name="P1"><text:s text:c="8"/>{</text:p>
      <text:p text:style-name="P1"><text:s text:c="10"/>"match": {</text:p>
      <text:p text:style-name="P1"><text:s text:c="12"/>"address": "mill"</text:p>
      <text:p text:style-name="P1"><text:s text:c="10"/>}</text:p>
      <text:p text:style-name="P1"><text:s text:c="8"/>},</text:p>
      <text:p text:style-name="P1"><text:s text:c="8"/>{</text:p>
      <text:p text:style-name="P1"><text:s text:c="10"/>"match": {</text:p>
      <text:p text:style-name="P1"><text:s text:c="12"/>"address": "lane"</text:p>
      <text:p text:style-name="P1"><text:s text:c="10"/>}</text:p>
      <text:p text:style-name="P1"><text:s text:c="8"/>}</text:p>
      <text:p text:style-name="P1"><text:s text:c="6"/>]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that contain neither "mill" nor "lane" in the address</text:p>
      <text:p text:style-name="P1">{</text:p>
      <text:p text:style-name="P1"><text:s text:c="2"/>"query": {</text:p>
      <text:p text:style-name="P1"><text:s text:c="4"/>"bool": {</text:p>
      <text:p text:style-name="P1"><text:s text:c="6"/>"must_not": [</text:p>
      <text:p text:style-name="P1"><text:s text:c="8"/>{</text:p>
      <text:p text:style-name="P1"><text:s text:c="10"/>"match": {</text:p>
      <text:p text:style-name="P1"><text:s text:c="12"/>"address": "mill"</text:p>
      <text:p text:style-name="P1"><text:s text:c="10"/>}</text:p>
      <text:p text:style-name="P1"><text:s text:c="8"/>},</text:p>
      <text:p text:style-name="P1"><text:s text:c="8"/>{</text:p>
      <text:p text:style-name="P1"><text:s text:c="10"/>"match": {</text:p>
      <text:p text:style-name="P1"><text:s text:c="12"/>"address": "lane"</text:p>
      <text:p text:style-name="P1"><text:s text:c="10"/>}</text:p>
      <text:p text:style-name="P1"><text:s text:c="8"/>}</text:p>
      <text:p text:style-name="P1"><text:s text:c="6"/>]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of anybody who is 40 years old but doesn’t live in ID</text:p>
      <text:p text:style-name="P1">{</text:p>
      <text:p text:style-name="P1"><text:s text:c="2"/>"query": {</text:p>
      <text:p text:style-name="P1"><text:s text:c="4"/>"bool": {</text:p>
      <text:p text:style-name="P1"><text:s text:c="6"/>"must": [</text:p>
      <text:p text:style-name="P1"><text:soft-page-break/><text:s text:c="8"/>{</text:p>
      <text:p text:style-name="P1"><text:s text:c="10"/>"match": {</text:p>
      <text:p text:style-name="P1"><text:s text:c="12"/>"age": "40"</text:p>
      <text:p text:style-name="P1"><text:s text:c="10"/>}</text:p>
      <text:p text:style-name="P1"><text:s text:c="8"/>}</text:p>
      <text:p text:style-name="P1"><text:s text:c="6"/>],</text:p>
      <text:p text:style-name="P1"><text:s text:c="6"/>"must_not": [</text:p>
      <text:p text:style-name="P1"><text:s text:c="8"/>{</text:p>
      <text:p text:style-name="P1"><text:s text:c="10"/>"match": {</text:p>
      <text:p text:style-name="P1"><text:s text:c="12"/>"state": "ID"</text:p>
      <text:p text:style-name="P1"><text:s text:c="10"/>}</text:p>
      <text:p text:style-name="P1"><text:s text:c="8"/>}</text:p>
      <text:p text:style-name="P1"><text:s text:c="6"/>]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returns all accounts with balances between 20000 and 30000 inclusive</text:p>
      <text:p text:style-name="P1">{</text:p>
      <text:p text:style-name="P1"><text:s text:c="2"/>"query": {</text:p>
      <text:p text:style-name="P1"><text:s text:c="4"/>"bool": {</text:p>
      <text:p text:style-name="P1"><text:s text:c="6"/>"must": {</text:p>
      <text:p text:style-name="P1"><text:s text:c="8"/>"match_all": {}</text:p>
      <text:p text:style-name="P1"><text:s text:c="6"/>},</text:p>
      <text:p text:style-name="P1"><text:s text:c="6"/>"filter": {</text:p>
      <text:p text:style-name="P1"><text:s text:c="8"/>"range": {</text:p>
      <text:p text:style-name="P1"><text:s text:c="10"/>"balance": {</text:p>
      <text:p text:style-name="P1"><text:s text:c="12"/>"gte": 20000,</text:p>
      <text:p text:style-name="P1"><text:s text:c="12"/>"lte": 30000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groups all the accounts by state, and then returns the top 10 (default) states sorted by count descending (default)</text:p>
      <text:p text:style-name="P1">{</text:p>
      <text:p text:style-name="P1"><text:s text:c="2"/>"size": 0,</text:p>
      <text:p text:style-name="P1"><text:s text:c="2"/>"aggs": {</text:p>
      <text:p text:style-name="P1"><text:s text:c="4"/>"group_by_state": {</text:p>
      <text:p text:style-name="P1"><text:s text:c="6"/>"terms": {</text:p>
      <text:p text:style-name="P1"><text:s text:c="8"/>"field": "state.keyword"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groups and additionally calculates the average account balance by state</text:p>
      <text:p text:style-name="P1"><text:soft-page-break/>{</text:p>
      <text:p text:style-name="P1"><text:s text:c="2"/>"size": 0,</text:p>
      <text:p text:style-name="P1"><text:s text:c="2"/>"aggs": {</text:p>
      <text:p text:style-name="P1"><text:s text:c="4"/>"group_by_state": {</text:p>
      <text:p text:style-name="P1"><text:s text:c="6"/>"terms": {</text:p>
      <text:p text:style-name="P1"><text:s text:c="8"/>"field": "state.keyword"</text:p>
      <text:p text:style-name="P1"><text:s text:c="6"/>},</text:p>
      <text:p text:style-name="P1"><text:s text:c="6"/>"aggs": {</text:p>
      <text:p text:style-name="P1"><text:s text:c="8"/>"average_balance": {</text:p>
      <text:p text:style-name="P1"><text:s text:c="10"/>"avg": {</text:p>
      <text:p text:style-name="P1"><text:s text:c="12"/>"field": "balance"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groups and additionally sorts on the average balance in descending order</text:p>
      <text:p text:style-name="P1">{</text:p>
      <text:p text:style-name="P1"><text:s text:c="2"/>"size": 0,</text:p>
      <text:p text:style-name="P1"><text:s text:c="2"/>"aggs": {</text:p>
      <text:p text:style-name="P1"><text:s text:c="4"/>"group_by_state": {</text:p>
      <text:p text:style-name="P1"><text:s text:c="6"/>"terms": {</text:p>
      <text:p text:style-name="P1"><text:s text:c="8"/>"field": "state.keyword",</text:p>
      <text:p text:style-name="P1"><text:s text:c="8"/>"order": {</text:p>
      <text:p text:style-name="P1"><text:s text:c="10"/>"average_balance": "desc"</text:p>
      <text:p text:style-name="P1"><text:s text:c="8"/>}</text:p>
      <text:p text:style-name="P1"><text:s text:c="6"/>},</text:p>
      <text:p text:style-name="P1"><text:s text:c="6"/>"aggs": {</text:p>
      <text:p text:style-name="P1"><text:s text:c="8"/>"average_balance": {</text:p>
      <text:p text:style-name="P1"><text:s text:c="10"/>"avg": {</text:p>
      <text:p text:style-name="P1"><text:s text:c="12"/>"field": "balance"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POST /bank/_search<text:tab/><text:tab/>-<text:tab/>groups by age brackets (ages 20-29, 30-39, and 40-49), then by gender, and then finally get the average account balance, per age bracket, per gender </text:p>
      <text:p text:style-name="P1">{</text:p>
      <text:p text:style-name="P1"><text:s text:c="2"/>"size": 0,</text:p>
      <text:p text:style-name="P1"><text:s text:c="2"/>"aggs": {</text:p>
      <text:p text:style-name="P1"><text:s text:c="4"/>"group_by_age": {</text:p>
      <text:p text:style-name="P1"><text:s text:c="6"/>"range": {</text:p>
      <text:p text:style-name="P1"><text:s text:c="8"/>"field": "age",</text:p>
      <text:p text:style-name="P1"><text:s text:c="8"/>"ranges": [</text:p>
      <text:p text:style-name="P1"><text:s text:c="10"/>{</text:p>
      <text:p text:style-name="P1"><text:s text:c="12"/>"from": 20,</text:p>
      <text:p text:style-name="P1"><text:soft-page-break/><text:s text:c="12"/>"to": 30</text:p>
      <text:p text:style-name="P1"><text:s text:c="10"/>},</text:p>
      <text:p text:style-name="P1"><text:s text:c="10"/>{</text:p>
      <text:p text:style-name="P1"><text:s text:c="12"/>"from": 30,</text:p>
      <text:p text:style-name="P1"><text:s text:c="12"/>"to": 40</text:p>
      <text:p text:style-name="P1"><text:s text:c="10"/>},</text:p>
      <text:p text:style-name="P1"><text:s text:c="10"/>{</text:p>
      <text:p text:style-name="P1"><text:s text:c="12"/>"from": 40,</text:p>
      <text:p text:style-name="P1"><text:s text:c="12"/>"to": 50</text:p>
      <text:p text:style-name="P1"><text:s text:c="10"/>}</text:p>
      <text:p text:style-name="P1"><text:s text:c="8"/>]</text:p>
      <text:p text:style-name="P1"><text:s text:c="6"/>},</text:p>
      <text:p text:style-name="P1"><text:s text:c="6"/>"aggs": {</text:p>
      <text:p text:style-name="P1"><text:s text:c="8"/>"group_by_gender": {</text:p>
      <text:p text:style-name="P1"><text:s text:c="10"/>"terms": {</text:p>
      <text:p text:style-name="P1"><text:s text:c="12"/>"field": "gender.keyword"</text:p>
      <text:p text:style-name="P1"><text:s text:c="10"/>},</text:p>
      <text:p text:style-name="P1"><text:s text:c="10"/>"aggs": {</text:p>
      <text:p text:style-name="P1"><text:s text:c="12"/>"average_balance": {</text:p>
      <text:p text:style-name="P1"><text:s text:c="14"/>"avg": {</text:p>
      <text:p text:style-name="P1"><text:s text:c="16"/>"field": "balance"</text:p>
      <text:p text:style-name="P1"><text:s text:c="14"/>}</text:p>
      <text:p text:style-name="P1"><text:s text:c="12"/>}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POST /_analyze</text:p>
      <text:p text:style-name="P1">{</text:p>
      <text:p text:style-name="P1"><text:s text:c="2"/>"analyzer": "whitespace",</text:p>
      <text:p text:style-name="P1"><text:s text:c="2"/>"text": "The quick brown fox."</text:p>
      <text:p text:style-name="P1">}</text:p>
      <text:p text:style-name="P1"/>
      <text:p text:style-name="P1">POST /_analyze</text:p>
      <text:p text:style-name="P1">{</text:p>
      <text:p text:style-name="P1"><text:s text:c="2"/>"tokenizer": "standard",</text:p>
      <text:p text:style-name="P1"><text:s text:c="2"/>"filter": [</text:p>
      <text:p text:style-name="P1"><text:s text:c="4"/>"lowercase",</text:p>
      <text:p text:style-name="P1"><text:s text:c="4"/>"asciifolding"</text:p>
      <text:p text:style-name="P1"><text:s text:c="2"/>],</text:p>
      <text:p text:style-name="P1"><text:s text:c="2"/>"text": "Is this déja vu?"</text:p>
      <text:p text:style-name="P1">}</text:p>
      <text:p text:style-name="P1"/>
      <text:p text:style-name="P1">PUT /my_index</text:p>
      <text:p text:style-name="P1">{</text:p>
      <text:p text:style-name="P1"><text:s text:c="2"/>"settings": {</text:p>
      <text:p text:style-name="P1"><text:s text:c="4"/>"analysis": {</text:p>
      <text:p text:style-name="P1"><text:s text:c="6"/>"analyzer": {</text:p>
      <text:p text:style-name="P1"><text:s text:c="8"/>"std_folded": {</text:p>
      <text:p text:style-name="P1"><text:soft-page-break/><text:s text:c="10"/>"type": "custom",</text:p>
      <text:p text:style-name="P1"><text:s text:c="10"/>"tokenizer": "standard",</text:p>
      <text:p text:style-name="P1"><text:s text:c="10"/>"filter": [</text:p>
      <text:p text:style-name="P1"><text:s text:c="12"/>"lowercase",</text:p>
      <text:p text:style-name="P1"><text:s text:c="12"/>"asciifolding"</text:p>
      <text:p text:style-name="P1"><text:s text:c="10"/>]</text:p>
      <text:p text:style-name="P1"><text:s text:c="8"/>}</text:p>
      <text:p text:style-name="P1"><text:s text:c="6"/>}</text:p>
      <text:p text:style-name="P1"><text:s text:c="4"/>}</text:p>
      <text:p text:style-name="P1"><text:s text:c="2"/>},</text:p>
      <text:p text:style-name="P1"><text:s text:c="2"/>"mappings": {</text:p>
      <text:p text:style-name="P1"><text:s text:c="4"/>"my_type": {</text:p>
      <text:p text:style-name="P1"><text:s text:c="6"/>"properties": {</text:p>
      <text:p text:style-name="P1"><text:s text:c="8"/>"my_text": {</text:p>
      <text:p text:style-name="P1"><text:s text:c="10"/>"type": "text",</text:p>
      <text:p text:style-name="P1"><text:s text:c="10"/>"analyzer": "std_folded"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POST /my_index/_analyze</text:p>
      <text:p text:style-name="P1">{</text:p>
      <text:p text:style-name="P1"><text:s text:c="2"/>"analyzer": "std_folded",</text:p>
      <text:p text:style-name="P1"><text:s text:c="2"/>"text": "Is this déjà vu?"</text:p>
      <text:p text:style-name="P1">}</text:p>
      <text:p text:style-name="P1"/>
      <text:p text:style-name="P1">POST /my_index/_analyze</text:p>
      <text:p text:style-name="P1">{</text:p>
      <text:p text:style-name="P1"><text:s text:c="2"/>"field": "my_text",</text:p>
      <text:p text:style-name="P1"><text:s text:c="2"/>"text": "Is this déjà vu?"</text:p>
      <text:p text:style-name="P1">}</text:p>
      <text:p text:style-name="P1"/>
      <text:p text:style-name="P1"/>
      <text:p text:style-name="P1">POST _search</text:p>
      <text:p text:style-name="P1">{</text:p>
      <text:p text:style-name="P1"><text:tab/>"_source": "role.roleName",</text:p>
      <text:p text:style-name="P1"><text:s text:c="4"/>"suggest": {</text:p>
      <text:p text:style-name="P1"><text:s text:c="8"/>"role-suggest" : {</text:p>
      <text:p text:style-name="P1"><text:s text:c="12"/>"prefix" : "prduc",</text:p>
      <text:p text:style-name="P1"><text:s text:c="12"/>"completion" : {</text:p>
      <text:p text:style-name="P1"><text:s text:c="16"/>"field" : "role.aliases",</text:p>
      <text:p text:style-name="P1"><text:s text:c="16"/>"fuzzy" : {</text:p>
      <text:p text:style-name="P1"><text:s text:c="20"/>"fuzziness" : 2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6:53.534924018</meta:creation-date>
    <dc:date>2018-05-21T22:27:58.529511124</dc:date>
    <meta:editing-duration>PT1M5S</meta:editing-duration>
    <meta:editing-cycles>1</meta:editing-cycles>
    <meta:document-statistic meta:table-count="0" meta:image-count="0" meta:object-count="0" meta:page-count="8" meta:paragraph-count="371" meta:word-count="783" meta:character-count="6249" meta:non-whitespace-character-count="4139"/>
    <meta:generator>LibreOffice/5.1.6.2$Linux_X86_64 LibreOffice_project/10m0$Build-2</meta:generator>
  </office:meta>
</office:document-meta>
</file>